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77b9" officeooo:paragraph-rsid="001d77b9"/>
    </style:style>
    <style:style style:name="P2" style:family="paragraph" style:parent-style-name="Standard" style:list-style-name="L1">
      <style:text-properties style:font-name="FreeSans" officeooo:rsid="001d77b9" officeooo:paragraph-rsid="001d77b9"/>
    </style:style>
    <style:style style:name="P3" style:family="paragraph" style:parent-style-name="Standard" style:list-style-name="L2">
      <style:text-properties style:font-name="FreeSans" officeooo:rsid="001d77b9" officeooo:paragraph-rsid="001d77b9"/>
    </style:style>
    <style:style style:name="P4" style:family="paragraph" style:parent-style-name="Standard" style:list-style-name="L3">
      <style:text-properties style:font-name="FreeSans" officeooo:rsid="001d77b9" officeooo:paragraph-rsid="001d77b9"/>
    </style:style>
    <style:style style:name="P5" style:family="paragraph" style:parent-style-name="Standard" style:list-style-name="L4">
      <style:text-properties style:font-name="FreeSans" officeooo:rsid="001d77b9" officeooo:paragraph-rsid="001d77b9"/>
    </style:style>
    <style:style style:name="P6" style:family="paragraph" style:parent-style-name="Standard" style:list-style-name="L4">
      <style:text-properties style:font-name="FreeSans" officeooo:rsid="001d77b9" officeooo:paragraph-rsid="001dd65c"/>
    </style:style>
    <style:style style:name="P7" style:family="paragraph" style:parent-style-name="Standard">
      <style:text-properties style:font-name="FreeSans" officeooo:rsid="001d77b9" officeooo:paragraph-rsid="001fce93"/>
    </style:style>
    <style:style style:name="P8" style:family="paragraph" style:parent-style-name="Standard" style:list-style-name="L4">
      <style:text-properties style:font-name="FreeSans" officeooo:rsid="001dd65c" officeooo:paragraph-rsid="001dd65c"/>
    </style:style>
    <style:style style:name="P9" style:family="paragraph" style:parent-style-name="Standard" style:list-style-name="L1">
      <style:text-properties style:font-name="FreeSans" officeooo:rsid="001fce93" officeooo:paragraph-rsid="001fce93"/>
    </style:style>
    <style:style style:name="P10" style:family="paragraph" style:parent-style-name="Standard">
      <style:text-properties style:font-name="FreeSans" officeooo:rsid="001fce93" officeooo:paragraph-rsid="001fce93"/>
    </style:style>
    <style:style style:name="P11" style:family="paragraph" style:parent-style-name="Standard" style:list-style-name="L6">
      <style:text-properties style:font-name="FreeSans" officeooo:rsid="001fce93" officeooo:paragraph-rsid="001fce93"/>
    </style:style>
    <style:style style:name="P12" style:family="paragraph" style:parent-style-name="Standard" style:list-style-name="L5">
      <style:text-properties style:font-name="FreeSans" officeooo:rsid="001fce93" officeooo:paragraph-rsid="001fce93"/>
    </style:style>
    <style:style style:name="T1" style:family="text">
      <style:text-properties officeooo:rsid="001fce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structure: title?</text:p>
      <text:p text:style-name="P1"><text:span text:style-name="T1">0</text:span>. Introduction</text:p>
      <text:list xml:id="list7831343154375075168" text:style-name="L1">
        <text:list-item>
          <text:p text:style-name="P9">Give a motivation for the thesis</text:p>
        </text:list-item>
        <text:list-item>
          <text:p text:style-name="P9">describing thesis structure</text:p>
        </text:list-item>
      </text:list>
      <text:p text:style-name="P10">1. Experimental setup</text:p>
      <text:list xml:id="list4851475949006534831" text:style-name="L6">
        <text:list-item>
          <text:p text:style-name="P11">Recent experiments on graphene</text:p>
        </text:list-item>
        <text:list-item>
          <text:p text:style-name="P11">starting with monolayer and transport</text:p>
        </text:list-item>
        <text:list-item>
          <text:p text:style-name="P11">bilayer</text:p>
        </text:list-item>
        <text:list-item>
          <text:p text:style-name="P11">superconducting proximity effect in graphene</text:p>
        </text:list-item>
        <text:list-item>
          <text:p text:style-name="P11"/>
        </text:list-item>
      </text:list>
      <text:p text:style-name="P10"/>
      <text:p text:style-name="P1">2. Framework for analytical model</text:p>
      <text:list xml:id="list135035902135823" text:continue-list="list7831343154375075168" text:style-name="L1">
        <text:list-item>
          <text:p text:style-name="P2">Theory of superconductivity (short?)</text:p>
        </text:list-item>
        <text:list-item>
          <text:p text:style-name="P2">Andreev reflection, SN interface</text:p>
        </text:list-item>
        <text:list-item>
          <text:p text:style-name="P2">Theory of SNS junctions</text:p>
        </text:list-item>
        <text:list-item>
          <text:p text:style-name="P2">Foundations of the quasiclassical model</text:p>
        </text:list-item>
        <text:list-item>
          <text:p text:style-name="P9">Specifics of graphene (specular Andreev Reflection)</text:p>
        </text:list-item>
        <text:list-item>
          <text:p text:style-name="P9">Josephson effect</text:p>
        </text:list-item>
      </text:list>
      <text:p text:style-name="P7"/>
      <text:p text:style-name="P1">3. Results of analytical model</text:p>
      <text:list xml:id="list6430597606418655636" text:style-name="L2">
        <text:list-item>
          <text:p text:style-name="P3">Critical current for SNS junctions</text:p>
        </text:list-item>
        <text:list-item>
          <text:p text:style-name="P3">Critical current for SNS with QPC</text:p>
        </text:list-item>
        <text:list-item>
          <text:p text:style-name="P3">Critical current for SNS with QPC and edge contribution</text:p>
        </text:list-item>
      </text:list>
      <text:p text:style-name="P1"/>
      <text:p text:style-name="P1">4. Framework for numerical model</text:p>
      <text:list xml:id="list6899833861090880332" text:style-name="L3">
        <text:list-item>
          <text:p text:style-name="P4">(Experimental setup ?)</text:p>
        </text:list-item>
        <text:list-item>
          <text:p text:style-name="P4">Tight binding model of bilayer graphene</text:p>
        </text:list-item>
        <text:list-item>
          <text:p text:style-name="P4">Random matrix theory for transport</text:p>
        </text:list-item>
      </text:list>
      <text:p text:style-name="P1"/>
      <text:p text:style-name="P1">5. Results of numerical model</text:p>
      <text:list xml:id="list3581854754301685425" text:style-name="L4">
        <text:list-item>
          <text:p text:style-name="P5">QPC:</text:p>
          <text:list>
            <text:list-item>
              <text:p text:style-name="P5">Conductance and critical current calculation</text:p>
            </text:list-item>
            <text:list-item>
              <text:p text:style-name="P5">Effect of disorder</text:p>
            </text:list-item>
            <text:list-item>
              <text:p text:style-name="P5">Effect of rough edges</text:p>
            </text:list-item>
            <text:list-item>
              <text:p text:style-name="P5">Effect of finite doping in leads ?</text:p>
            </text:list-item>
            <text:list-item>
              <text:p text:style-name="P5">Current density in sample ?</text:p>
            </text:list-item>
            <text:list-item>
              <text:p text:style-name="P5">Zigzag vs Armchair</text:p>
              <text:p text:style-name="P5"/>
            </text:list-item>
          </text:list>
        </text:list-item>
        <text:list-item>
          <text:p text:style-name="P8">Waveguide setup</text:p>
          <text:list>
            <text:list-item>
              <text:p text:style-name="P8">Same as above?</text:p>
            </text:list-item>
            <text:list-item>
              <text:p text:style-name="P8">Current density form Fourier transformation</text:p>
              <text:p text:style-name="P6"/>
            </text:list-item>
          </text:list>
        </text:list-item>
      </text:list>
      <text:p text:style-name="P1">6. Conclusion</text:p>
      <text:list xml:id="list1926448101466005769" text:style-name="L5">
        <text:list-item>
          <text:p text:style-name="P12">further development</text:p>
          <text:p text:style-name="P12"><text:soft-page-break/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20:53.934565638</meta:creation-date>
    <dc:date>2018-01-26T13:50:35.696004087</dc:date>
    <meta:editing-duration>PT7M9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41" meta:word-count="186" meta:character-count="1078" meta:non-whitespace-character-count="962"/>
  </office:meta>
</office:document-meta>
</file>